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601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13" style:family="table-row">
      <style:table-row-properties style:min-row-height="0.557cm"/>
    </style:style>
    <style:style style:name="Таблица1.D2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23" style:family="table-row">
      <style:table-row-properties style:min-row-height="0.681cm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3991e3"/>
    </style:style>
    <style:style style:name="P2" style:family="paragraph" style:parent-style-name="Standard">
      <style:text-properties officeooo:paragraph-rsid="003991e3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Table_20_Contents">
      <style:text-properties fo:font-size="10.5pt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347e25" officeooo:paragraph-rsid="00347e25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5ae0aa" style:font-size-asian="10.5pt" style:font-weight-asian="bold" style:font-size-complex="10.5pt" style:font-weight-complex="bold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2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3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4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5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26" style:family="paragraph" style:parent-style-name="Table_20_Contents">
      <style:text-properties officeooo:rsid="000bac82" officeooo:paragraph-rsid="003991e3"/>
    </style:style>
    <style:style style:name="P27" style:family="paragraph" style:parent-style-name="Table_20_Contents">
      <style:text-properties officeooo:paragraph-rsid="003991e3"/>
    </style:style>
    <style:style style:name="P28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3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df150" officeooo:paragraph-rsid="005df150" style:font-size-asian="10.5pt" style:font-style-asian="normal" style:font-weight-asian="normal" style:font-size-complex="10.5pt" style:text-emphasize="none"/>
    </style:style>
    <style:style style:name="P34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5ea860" style:font-size-asian="10.5pt" style:font-style-asian="normal" style:font-weight-asian="normal" style:font-size-complex="10.5pt" style:text-emphasize="none"/>
    </style:style>
    <style:style style:name="P35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officeooo:paragraph-rsid="005ef863" style:font-size-asian="10.5pt" style:font-style-asian="normal" style:font-weight-asian="normal" style:font-size-complex="10.5pt" style:text-emphasize="none"/>
    </style:style>
    <style:style style:name="P3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3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3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3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d4395" style:font-size-asian="10.5pt" style:font-style-asian="normal" style:font-weight-asian="normal" style:font-size-complex="10.5pt" style:text-emphasize="none"/>
    </style:style>
    <style:style style:name="P4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4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4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ef863" style:font-size-asian="10.5pt" style:font-style-asian="normal" style:font-weight-asian="normal" style:font-size-complex="10.5pt" style:text-emphasize="none"/>
    </style:style>
    <style:style style:name="P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5d4395" style:font-size-asian="10.5pt" style:font-style-asian="normal" style:font-weight-asian="normal" style:font-size-complex="10.5pt" style:text-emphasize="none"/>
    </style:style>
    <style:style style:name="P47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5d4395" style:font-size-asian="10.5pt" style:font-size-complex="10.5pt"/>
    </style:style>
    <style:style style:name="P48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5ae0aa" style:font-size-asian="10pt" style:font-size-complex="10pt"/>
    </style:style>
    <style:style style:name="P49" style:family="paragraph" style:parent-style-name="Зміст_5f_вимоги">
      <style:paragraph-properties fo:line-height="100%"/>
      <style:text-properties fo:font-size="10pt" officeooo:paragraph-rsid="005ae0aa" style:font-size-asian="10pt" style:font-size-complex="10pt"/>
    </style:style>
    <style:style style:name="P5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6172f7" style:font-size-asian="10pt" style:font-size-complex="10pt"/>
    </style:style>
    <style:style style:name="P5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.5pt" officeooo:paragraph-rsid="00631a9b" style:font-size-asian="10.5pt" style:font-size-complex="10.5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5ae0aa" style:font-name-asian="Times New Roman2" style:font-size-asian="10pt" style:font-style-asian="italic" style:font-weight-asian="bold" style:font-name-complex="Times New Roman2" style:font-size-complex="10pt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6172f7" style:font-name-asian="Times New Roman2" style:font-size-asian="10pt" style:font-style-asian="italic" style:font-weight-asian="bold" style:font-name-complex="Times New Roman2" style:font-size-complex="10pt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font-size="10pt" officeooo:paragraph-rsid="006172f7" style:font-size-asian="10pt" style:font-size-complex="10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font-size="10.5pt" officeooo:paragraph-rsid="00631a9b" style:font-size-asian="10.5pt" style:font-size-complex="10.5pt"/>
    </style:style>
    <style:style style:name="P5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172f7" style:font-size-asian="10.5pt" style:font-style-asian="normal" style:font-weight-asian="bold" style:font-size-complex="10.5pt" style:font-weight-complex="bold" style:text-emphasize="none"/>
    </style:style>
    <style:style style:name="P57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58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4cd157" style:font-name-asian="Times New Roman2" style:font-size-asian="10pt" style:font-style-asian="italic" style:font-weight-asian="bold" style:font-name-complex="Times New Roman2" style:font-size-complex="10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-0.007cm" style:auto-text-indent="false"/>
      <style:text-properties fo:font-size="10.5pt" officeooo:paragraph-rsid="00631a9b" style:font-size-asian="10.5pt" style:font-size-complex="10.5pt"/>
    </style:style>
    <style:style style:name="P60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5ae0aa" style:font-name-asian="Times New Roman2" style:font-size-asian="10pt" style:font-style-asian="italic" style:font-weight-asian="bold" style:font-name-complex="Times New Roman2" style:font-size-complex="10pt"/>
    </style:style>
    <style:style style:name="P6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font-style-complex="normal" style:text-emphasize="none"/>
    </style:style>
    <style:style style:name="P6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text-emphasize="none"/>
    </style:style>
    <style:style style:name="P63" style:family="paragraph" style:parent-style-name="Table_20_Contents">
      <style:paragraph-properties fo:text-align="center" style:justify-single-word="false"/>
      <style:text-properties fo:font-size="10.5pt" officeooo:rsid="00614943" officeooo:paragraph-rsid="00614943" style:font-size-asian="10.5pt" style:font-size-complex="10.5pt"/>
    </style:style>
    <style:style style:name="P64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65" style:family="paragraph" style:parent-style-name="Table_20_Contents">
      <style:paragraph-properties fo:text-align="center" style:justify-single-word="false"/>
      <style:text-properties fo:font-size="10.5pt" officeooo:rsid="006172f7" officeooo:paragraph-rsid="006172f7" style:font-size-asian="10.5pt" style:font-size-complex="10.5pt"/>
    </style:style>
    <style:style style:name="P66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67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68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69" style:family="paragraph" style:parent-style-name="Table_20_Contents">
      <style:paragraph-properties fo:text-align="center" style:justify-single-word="false"/>
      <style:text-properties fo:language="uk" fo:country="UA" officeooo:paragraph-rsid="00679843"/>
    </style:style>
    <style:style style:name="P7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7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72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officeooo:paragraph-rsid="005ae0aa" style:font-name-asian="Times New Roman2" style:font-size-asian="10pt" style:font-style-asian="normal" style:font-weight-asian="normal" style:font-name-complex="Times New Roman2" style:font-size-complex="10pt" style:text-emphasize="none"/>
    </style:style>
    <style:style style:name="P73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normal" officeooo:paragraph-rsid="006172f7" style:font-name-asian="Times New Roman2" style:font-size-asian="10pt" style:font-style-asian="italic" style:font-weight-asian="normal" style:font-name-complex="Times New Roman2" style:font-size-complex="10pt" style:font-weight-complex="normal"/>
    </style:style>
    <style:style style:name="P74" style:family="paragraph" style:parent-style-name="Зміст_5f_вимоги">
      <style:paragraph-properties fo:line-height="100%"/>
      <style:text-properties fo:font-size="10pt" officeooo:paragraph-rsid="006172f7" style:font-size-asian="10pt" style:font-size-complex="10pt"/>
    </style:style>
    <style:style style:name="P75" style:family="paragraph" style:parent-style-name="Зміст_5f_вимоги">
      <style:paragraph-properties fo:line-height="100%"/>
      <style:text-properties fo:font-size="10.5pt" officeooo:paragraph-rsid="00631a9b" style:font-size-asian="10.5pt" style:font-size-complex="10.5pt"/>
    </style:style>
    <style:style style:name="P76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172f7" style:font-size-asian="10.5pt" style:font-size-complex="10.5pt"/>
    </style:style>
    <style:style style:name="P7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7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26ac0" style:font-size-asian="10.5pt" style:font-style-asian="normal" style:font-weight-asian="normal" style:font-size-complex="10.5pt" style:text-emphasize="none"/>
    </style:style>
    <style:style style:name="P7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8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1a9b" style:font-size-asian="10.5pt" style:font-style-asian="normal" style:font-weight-asian="normal" style:font-size-complex="10.5pt" style:font-weight-complex="normal" style:text-emphasize="none"/>
    </style:style>
    <style:style style:name="P8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P8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8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8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45634" officeooo:paragraph-rsid="00645634" style:font-size-asian="10.5pt" style:font-style-asian="normal" style:font-weight-asian="bold" style:font-size-complex="10.5pt" style:font-weight-complex="bold" style:text-emphasize="none"/>
    </style:style>
    <style:style style:name="P85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2" style:font-size-asian="10.5pt" style:font-style-asian="italic" style:font-weight-asian="bold" style:font-name-complex="Times New Roman2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576bac" style:font-style-asian="italic" style:font-style-complex="italic"/>
    </style:style>
    <style:style style:name="T6" style:family="text">
      <style:text-properties fo:font-style="italic" officeooo:rsid="002ee2e5" style:font-style-asian="italic" style:font-style-complex="italic"/>
    </style:style>
    <style:style style:name="T7" style:family="text">
      <style:text-properties fo:font-style="italic" officeooo:rsid="003622d5" style:font-style-asian="italic" style:font-style-complex="italic" style:font-weight-complex="normal"/>
    </style:style>
    <style:style style:name="T8" style:family="text">
      <style:text-properties fo:font-style="italic" officeooo:rsid="00576bac" style:font-style-asian="italic" style:font-style-complex="italic" style:font-weight-complex="normal"/>
    </style:style>
    <style:style style:name="T9" style:family="text">
      <style:text-properties fo:font-style="italic" officeooo:rsid="00614943" style:font-style-asian="italic" style:font-style-complex="italic" style:font-weight-complex="normal"/>
    </style:style>
    <style:style style:name="T10" style:family="text">
      <style:text-properties fo:font-style="italic" officeooo:rsid="006172f7" style:font-style-asian="italic" style:font-style-complex="italic"/>
    </style:style>
    <style:style style:name="T11" style:family="text">
      <style:text-properties fo:font-style="italic" officeooo:rsid="006178ed" style:font-style-asian="italic" style:font-style-complex="italic"/>
    </style:style>
    <style:style style:name="T12" style:family="text">
      <style:text-properties fo:font-style="italic" officeooo:rsid="0063fabd" style:font-style-asian="italic" style:font-style-complex="italic"/>
    </style:style>
    <style:style style:name="T13" style:family="text">
      <style:text-properties fo:font-style="italic" officeooo:rsid="00645634" style:font-style-asian="italic" style:font-style-complex="italic"/>
    </style:style>
    <style:style style:name="T14" style:family="text">
      <style:text-properties fo:font-style="italic" officeooo:rsid="0063fabd" style:font-style-asian="italic" style:font-style-complex="normal"/>
    </style:style>
    <style:style style:name="T15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26ac0" style:font-style-asian="normal" style:font-weight-asian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58cfc" style:font-style-asian="normal" style:font-weight-asian="bold" style:font-weight-complex="bold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6" style:family="text">
      <style:text-properties officeooo:rsid="0023c526"/>
    </style:style>
    <style:style style:name="T27" style:family="text">
      <style:text-properties officeooo:rsid="00282cca"/>
    </style:style>
    <style:style style:name="T2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9" style:family="text">
      <style:text-properties style:font-name="Times New Roman" style:font-name-asian="Times New Roman2" style:font-name-complex="Times New Roman2"/>
    </style:style>
    <style:style style:name="T30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1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2" style:family="text">
      <style:text-properties style:font-name="Times New Roman" fo:font-style="italic" fo:font-weight="bold" style:font-name-asian="Times New Roman2" style:font-style-asian="italic" style:font-weight-asian="bold" style:font-name-complex="Times New Roman2"/>
    </style:style>
    <style:style style:name="T33" style:family="text">
      <style:text-properties style:font-name-asian="Times New Roman2" style:font-name-complex="Times New Roman2"/>
    </style:style>
    <style:style style:name="T34" style:family="text">
      <style:text-properties officeooo:rsid="00282cca" style:font-name-asian="Times New Roman2" style:font-name-complex="Times New Roman2"/>
    </style:style>
    <style:style style:name="T35" style:family="text">
      <style:text-properties style:font-name-asian="Times New Roman2" style:font-name-complex="Times New Roman2" style:font-style-complex="normal" style:font-weight-complex="normal"/>
    </style:style>
    <style:style style:name="T36" style:family="text">
      <style:text-properties officeooo:rsid="00626ac0" style:font-name-asian="Times New Roman2" style:font-name-complex="Times New Roman2"/>
    </style:style>
    <style:style style:name="T37" style:family="text">
      <style:text-properties officeooo:rsid="002e1b18"/>
    </style:style>
    <style:style style:name="T38" style:family="text">
      <style:text-properties officeooo:rsid="00181cf4"/>
    </style:style>
    <style:style style:name="T39" style:family="text">
      <style:text-properties officeooo:rsid="003622d5"/>
    </style:style>
    <style:style style:name="T40" style:family="text">
      <style:text-properties officeooo:rsid="002e1b18" style:font-style-complex="normal"/>
    </style:style>
    <style:style style:name="T41" style:family="text">
      <style:text-properties officeooo:rsid="003622d5" style:font-style-complex="normal"/>
    </style:style>
    <style:style style:name="T42" style:family="text">
      <style:text-properties officeooo:rsid="005df150" style:font-style-complex="normal"/>
    </style:style>
    <style:style style:name="T43" style:family="text">
      <style:text-properties officeooo:rsid="0023c526" style:font-style-complex="normal"/>
    </style:style>
    <style:style style:name="T44" style:family="text">
      <style:text-properties officeooo:rsid="006178ed" style:font-style-complex="normal"/>
    </style:style>
    <style:style style:name="T45" style:family="text">
      <style:text-properties officeooo:rsid="0063fabd" style:font-style-complex="normal"/>
    </style:style>
    <style:style style:name="T46" style:family="text">
      <style:text-properties officeooo:rsid="00645634" style:font-style-complex="normal"/>
    </style:style>
    <style:style style:name="T47" style:family="text">
      <style:text-properties fo:language="en" fo:country="US"/>
    </style:style>
    <style:style style:name="T48" style:family="text">
      <style:text-properties fo:language="uk" fo:country="UA"/>
    </style:style>
    <style:style style:name="T49" style:family="text">
      <style:text-properties fo:language="uk" fo:country="UA" officeooo:rsid="003b8003"/>
    </style:style>
    <style:style style:name="T50" style:family="text">
      <style:text-properties fo:language="uk" fo:country="UA" officeooo:rsid="002c9457"/>
    </style:style>
    <style:style style:name="T51" style:family="text">
      <style:text-properties fo:language="uk" fo:country="UA" officeooo:rsid="0021a7d8"/>
    </style:style>
    <style:style style:name="T52" style:family="text">
      <style:text-properties fo:language="uk" fo:country="UA" fo:font-weight="bold" officeooo:rsid="002c9457" style:font-weight-asian="bold" style:font-weight-complex="bold"/>
    </style:style>
    <style:style style:name="T53" style:family="text">
      <style:text-properties fo:language="uk" fo:country="UA" fo:font-weight="normal" officeooo:rsid="002c9457" style:font-weight-asian="normal" style:font-weight-complex="normal"/>
    </style:style>
    <style:style style:name="T54" style:family="text">
      <style:text-properties fo:language="uk" fo:country="UA" fo:font-weight="normal" officeooo:rsid="0058499d" style:font-weight-asian="normal" style:font-weight-complex="normal"/>
    </style:style>
    <style:style style:name="T55" style:family="text">
      <style:text-properties fo:language="uk" fo:country="UA" officeooo:rsid="0058499d"/>
    </style:style>
    <style:style style:name="T56" style:family="text">
      <style:text-properties fo:language="uk" fo:country="UA" officeooo:rsid="00663b9c"/>
    </style:style>
    <style:style style:name="T57" style:family="text">
      <style:text-properties officeooo:rsid="003b71b4"/>
    </style:style>
    <style:style style:name="T58" style:family="text">
      <style:text-properties officeooo:rsid="003b8003"/>
    </style:style>
    <style:style style:name="T59" style:family="text">
      <style:text-properties officeooo:rsid="000f0310"/>
    </style:style>
    <style:style style:name="T60" style:family="text">
      <style:text-properties officeooo:rsid="0010dd33"/>
    </style:style>
    <style:style style:name="T61" style:family="text">
      <style:text-properties officeooo:rsid="00117476"/>
    </style:style>
    <style:style style:name="T62" style:family="text">
      <style:text-properties officeooo:rsid="0014585f"/>
    </style:style>
    <style:style style:name="T63" style:family="text">
      <style:text-properties officeooo:rsid="0042ad5b"/>
    </style:style>
    <style:style style:name="T64" style:family="text">
      <style:text-properties officeooo:rsid="00464a7d"/>
    </style:style>
    <style:style style:name="T65" style:family="text">
      <style:text-properties officeooo:rsid="0049d299"/>
    </style:style>
    <style:style style:name="T66" style:family="text">
      <style:text-properties officeooo:rsid="004bcbd5"/>
    </style:style>
    <style:style style:name="T67" style:family="text">
      <style:text-properties officeooo:rsid="0053ed7c"/>
    </style:style>
    <style:style style:name="T68" style:family="text">
      <style:text-properties officeooo:rsid="0058499d"/>
    </style:style>
    <style:style style:name="T69" style:family="text">
      <style:text-properties officeooo:rsid="005ae0aa"/>
    </style:style>
    <style:style style:name="T70" style:family="text">
      <style:text-properties officeooo:rsid="005df150"/>
    </style:style>
    <style:style style:name="T71" style:family="text">
      <style:text-properties officeooo:rsid="005ef863"/>
    </style:style>
    <style:style style:name="T72" style:family="text">
      <style:text-properties officeooo:rsid="0060522a" style:font-weight-complex="normal"/>
    </style:style>
    <style:style style:name="T73" style:family="text">
      <style:text-properties officeooo:rsid="00614943"/>
    </style:style>
    <style:style style:name="T74" style:family="text">
      <style:text-properties officeooo:rsid="00663b9c"/>
    </style:style>
    <style:style style:name="T75" style:family="text">
      <style:text-properties officeooo:rsid="006798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row>
          <table:table-cell table:style-name="Таблица1.A1" office:value-type="string">
            <text:p text:style-name="P29">№ Уроку</text:p>
          </table:table-cell>
          <table:table-cell table:style-name="Таблица1.A1" office:value-type="string">
            <text:p text:style-name="P29">№ Теми</text:p>
          </table:table-cell>
          <table:table-cell table:style-name="Таблица1.A1" office:value-type="string">
            <text:p text:style-name="P30">Тема урока</text:p>
          </table:table-cell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P31"><text:span text:style-name="T69">6</text:span>-<text:span text:style-name="T64">А</text:span></text:p>
          </table:table-cell>
          <table:table-cell table:style-name="Таблица1.A1" office:value-type="string">
            <text:p text:style-name="P31"><text:span text:style-name="T69">6</text:span>-<text:span text:style-name="T64">Б</text:span></text:p>
          </table:table-cell>
          <table:table-cell table:style-name="Таблица1.G1" office:value-type="string">
            <text:p text:style-name="P31"><text:span text:style-name="T69">6</text:span>-<text:span text:style-name="T69">Г</text:span></text:p>
          </table:table-cell>
        </table:table-row>
        <table:table-row>
          <table:table-cell table:style-name="Таблица1.A2" table:number-columns-spanned="7" office:value-type="string">
            <text:p text:style-name="P20">Тема <text:span text:style-name="T26">1</text:span>. <text:span text:style-name="T29">Алгоритми та програми </text:span>(<text:span text:style-name="T65">16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4">1</text:p>
          </table:table-cell>
          <table:table-cell table:style-name="Таблица1.A3" office:value-type="string">
            <text:p text:style-name="P14">1</text:p>
          </table:table-cell>
          <table:table-cell table:style-name="Таблица1.A3" office:value-type="string">
            <text:p text:style-name="P42">Безпека життєдіяльності при роботі з комп'ютером<text:span text:style-name="T15">. </text:span><text:span text:style-name="T35">Поняття про об’єкт у програмуванні. </text:span></text:p>
          </table:table-cell>
          <table:table-cell table:style-name="Таблица1.A3" table:number-rows-spanned="16" office:value-type="string">
            <text:p text:style-name="P60">Учень/учениця</text:p>
            <text:p text:style-name="P52">Знаннєва складова</text:p>
            <text:p text:style-name="P49"><text:span text:style-name="T1">Знає і розуміє</text:span> поняття об’єкта в програмуванні. Наводить приклади властивостей об’єктів та їх значень. </text:p>
            <text:p text:style-name="P49"><text:span text:style-name="T1">Пояснює</text:span> поняття події та наводить приклади подій та їх опрацювання.</text:p>
            <text:p text:style-name="P49"><text:span text:style-name="T1">Знає і розуміє</text:span> поняття вкладених алгоритмічних структур, наводить приклади їх застосування</text:p>
            <text:p text:style-name="P52">Діяльнісна складова</text:p>
            <text:p text:style-name="P49"><text:span text:style-name="T1">Розкладає</text:span> задачу на підзадачі і розв’язує їх (здійснює декомпозицію задачі).</text:p>
            <text:p text:style-name="P49"><text:span text:style-name="T1">Додає</text:span> об’єкти до програмного проекту.</text:p>
            <text:p text:style-name="P49"><text:span text:style-name="T1">Уміє</text:span> змінювати значення властивостей об’єктів, у тому числі програмно.</text:p>
            <text:p text:style-name="P49"><text:span text:style-name="T1">Уміє</text:span> перевіряти результат виконання програми на відповідність умові задачі.</text:p>
            <text:p text:style-name="P49"><text:span text:style-name="T1">Програмує </text:span>опрацювання подій.</text:p>
            <text:p text:style-name="P49"><text:span text:style-name="T1">Застосовує </text:span>вкладені алгоритмічні структури повторення та розгалуженн</text:p>
            <text:p text:style-name="P52">Ціннісна складова</text:p>
            <text:p text:style-name="P49"><text:span text:style-name="T1">Усвідомлює</text:span> доцільність застосування подійного програмування для розв’язання конкретної задачі.</text:p>
            <text:p text:style-name="P48"><text:span text:style-name="T25">Обґрунтовує</text:span><text:span text:style-name="T19"> необхідність застосування вкладених алгоритмічних структур.</text:span></text:p>
            <text:p text:style-name="P72"/>
            <text:p text:style-name="P72"/>
            <text:p text:style-name="P72"/>
            <text:p text:style-name="P72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28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2</text:p>
          </table:table-cell>
          <table:table-cell table:style-name="Таблица1.A3" office:value-type="string">
            <text:p text:style-name="P14">2</text:p>
          </table:table-cell>
          <table:table-cell table:style-name="Таблица1.A3" office:value-type="string">
            <text:p text:style-name="P45"><text:span text:style-name="T16">Властивості об’єкта. </text:span><text:span text:style-name="T3">Практична робота №1.</text:span><text:span text:style-name="T37"> Створення обʼєктів. 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3</text:p>
          </table:table-cell>
          <table:table-cell table:style-name="Таблица1.A3" office:value-type="string">
            <text:p text:style-name="P14">3</text:p>
          </table:table-cell>
          <table:table-cell table:style-name="Таблица1.A3" office:value-type="string">
            <text:p text:style-name="P41">Створення програмних об’єктів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4</text:p>
          </table:table-cell>
          <table:table-cell table:style-name="Таблица1.A3" office:value-type="string">
            <text:p text:style-name="P14">4</text:p>
          </table:table-cell>
          <table:table-cell table:style-name="Таблица1.A3" office:value-type="string">
            <text:p text:style-name="P47">Поняття події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5</text:p>
          </table:table-cell>
          <table:table-cell table:style-name="Таблица1.A3" office:value-type="string">
            <text:p text:style-name="P14">5</text:p>
          </table:table-cell>
          <table:table-cell table:style-name="Таблица1.A3" office:value-type="string">
            <text:p text:style-name="P46">Види подій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6</text:p>
          </table:table-cell>
          <table:table-cell table:style-name="Таблица1.A3" office:value-type="string">
            <text:p text:style-name="P14">6</text:p>
          </table:table-cell>
          <table:table-cell table:style-name="Таблица1.A3" office:value-type="string">
            <text:p text:style-name="P32"><text:span text:style-name="T40">Програмне опрацювання події. </text:span><text:span text:style-name="T3">Практична робота №2. </text:span><text:span text:style-name="T42">Налаштування подій обʼєктів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43"><text:span text:style-name="T70">З</text:span>мінювання значень властивостей об’єкта в програмі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8">8</text:p>
          </table:table-cell>
          <table:table-cell table:style-name="Таблица1.A3" office:value-type="string">
            <text:p text:style-name="P18">8</text:p>
          </table:table-cell>
          <table:table-cell table:style-name="Таблица1.A3" office:value-type="string">
            <text:p text:style-name="P43">Вкладені алгоритмічні структури повторення та розгалуж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33">Використання алгоритмічної структури повтор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0</text:p>
          </table:table-cell>
          <table:table-cell table:style-name="Таблица1.A3" office:value-type="string">
            <text:p text:style-name="P63">10</text:p>
          </table:table-cell>
          <table:table-cell table:style-name="Таблица1.A3" office:value-type="string">
            <text:p text:style-name="P33">Використання алгоритмічної структури розгалуж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13">
          <table:table-cell table:style-name="Таблица1.A3" office:value-type="string">
            <text:p text:style-name="P63">11</text:p>
          </table:table-cell>
          <table:table-cell table:style-name="Таблица1.A3" office:value-type="string">
            <text:p text:style-name="P63">11</text:p>
          </table:table-cell>
          <table:table-cell table:style-name="Таблица1.A3" office:value-type="string">
            <text:p text:style-name="P44"><text:span text:style-name="T6">Практична робота №3. </text:span>Розв’язання задачі методом поділу на підзадачі. 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2</text:p>
          </table:table-cell>
          <table:table-cell table:style-name="Таблица1.A3" office:value-type="string">
            <text:p text:style-name="P63">12</text:p>
          </table:table-cell>
          <table:table-cell table:style-name="Таблица1.A3" office:value-type="string">
            <text:p text:style-name="P34">Опрацювання подій у програмі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3</text:p>
          </table:table-cell>
          <table:table-cell table:style-name="Таблица1.A3" office:value-type="string">
            <text:p text:style-name="P63">13</text:p>
          </table:table-cell>
          <table:table-cell table:style-name="Таблица1.A3" office:value-type="string">
            <text:p text:style-name="P61"><text:span text:style-name="T7">Практична робота №</text:span><text:span text:style-name="T8">4</text:span><text:span text:style-name="T7">. </text:span><text:span text:style-name="T72">Створення програм у середовищі Скретч</text:span>. <text:span text:style-name="T26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4</text:p>
          </table:table-cell>
          <table:table-cell table:style-name="Таблица1.A3" office:value-type="string">
            <text:p text:style-name="P63">14</text:p>
          </table:table-cell>
          <table:table-cell table:style-name="Таблица1.A3" office:value-type="string">
            <text:p text:style-name="P62"><text:span text:style-name="T7">Практична робота №</text:span><text:span text:style-name="T9">5</text:span><text:span text:style-name="T7">. </text:span>Створення проекту у середовищі Скретч з застосуванням <text:span text:style-name="T71">алгоритмічних структур. </text:span><text:span text:style-name="T43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3">15</text:p>
          </table:table-cell>
          <table:table-cell table:style-name="Таблица1.A3" office:value-type="string">
            <text:p text:style-name="P63">15</text:p>
          </table:table-cell>
          <table:table-cell table:style-name="Таблица1.A3" office:value-type="string">
            <text:p text:style-name="P35">Захист проекту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8">1<text:span text:style-name="T73">6</text:span></text:p>
          </table:table-cell>
          <table:table-cell table:style-name="Таблица1.A3" office:value-type="string">
            <text:p text:style-name="P18">1<text:span text:style-name="T73">6</text:span></text:p>
          </table:table-cell>
          <table:table-cell table:style-name="Таблица1.A3" office:value-type="string">
            <text:p text:style-name="P37"><text:span text:style-name="T27">Узагальнення з теми <text:s/>«Алгоритми та програми</text:span><text:span text:style-name="T34">»</text:span>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ext:soft-page-break/>
        <table:table-row>
          <table:table-cell table:style-name="Таблица1.A2" table:number-columns-spanned="7" office:value-type="string">
            <text:p text:style-name="P56"><text:span text:style-name="T38">Тема 2</text:span>. <text:span text:style-name="T33">Комп’ютерна графіка </text:span>(<text:span text:style-name="T66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5">17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76"><text:span text:style-name="T17">Поняття комп’ютерної графіки. </text:span></text:p>
          </table:table-cell>
          <table:table-cell table:style-name="Таблица1.D20" table:number-rows-spanned="10" office:value-type="string">
            <text:p text:style-name="P50"><text:span text:style-name="T32">Учень/учениця</text:span></text:p>
            <text:p text:style-name="P54"><text:span text:style-name="T32">Знаннєва складова</text:span></text:p>
            <text:p text:style-name="P74"><text:span text:style-name="T1">Пояснює</text:span> поняття комп’ютерної графіки.</text:p>
            <text:p text:style-name="P74"><text:span text:style-name="T1">Порівнює</text:span> особливості кодування растрових і векторних зображень.</text:p>
            <text:p text:style-name="P74"><text:span text:style-name="T1">Пояснює</text:span> призначення растрових і векторних графічних редакторів.</text:p>
            <text:p text:style-name="P74"><text:span text:style-name="T1">Наводить приклади</text:span> форматів векторної та растрової графіки.</text:p>
            <text:p text:style-name="P74"><text:span text:style-name="T1">Пояснює</text:span>, як змінюються властивості об’єктів після їх групування і розгруповування</text:p>
            <text:p text:style-name="P53"/>
            <text:p text:style-name="P54"><text:span text:style-name="T32">Діяльнісна складова</text:span></text:p>
            <text:p text:style-name="P74"><text:span text:style-name="T1">Створює та редагує</text:span> векторні та растрові зображення.</text:p>
            <text:p text:style-name="P74"><text:span text:style-name="T1">Змінює </text:span>формат і <text:span text:style-name="T1">налаштовує</text:span> параметри зображення для його використання з певною метою. </text:p>
            <text:p text:style-name="P74"><text:span text:style-name="T1">Групує та розгруповує, обертає, вирівнює та масштабує</text:span> об’єкти на зображенні. </text:p>
            <text:p text:style-name="P74"><text:span text:style-name="T1">Використовує</text:span> шари для створення зображень.</text:p>
            <text:p text:style-name="P74"><text:span text:style-name="T1">Налаштовує</text:span> інструменти та середовище графічного редактора під час створення зображення</text:p>
            <text:p text:style-name="P54"><text:span text:style-name="T32">Ціннісна складова</text:span></text:p>
            <text:p text:style-name="P73">Обґрунтовує вибір способу подання зображення для різних потреб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18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77">Растрові та векторні зображення, їхні властивості. <text:span text:style-name="T6">Практична робота №</text:span><text:span text:style-name="T10">6</text:span><text:span text:style-name="T6">. </text:span><text:span text:style-name="T44">Редагування растрових зображень.</text:span><text:span text:style-name="T40"> 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19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79"><text:span text:style-name="T6">Практична робота №</text:span><text:span text:style-name="T11">7</text:span><text:span text:style-name="T6">. </text:span><text:span text:style-name="T44">Створення векторних зображень.</text:span><text:span text:style-name="T40"> 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23">
          <table:table-cell table:style-name="Таблица1.A3" office:value-type="string">
            <text:p text:style-name="P65">20</text:p>
          </table:table-cell>
          <table:table-cell table:style-name="Таблица1.A3" office:value-type="string">
            <text:p text:style-name="P15">4</text:p>
          </table:table-cell>
          <table:table-cell table:style-name="Таблица1.A3" office:value-type="string">
            <text:p text:style-name="P77">Формати файлів растрових і векторних зображень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1</text:p>
          </table:table-cell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77">Налаштування параметрів та перетворення формату готового зображ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2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77">Особливості побудови й опрацювання векторних зображень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3</text:p>
          </table:table-cell>
          <table:table-cell table:style-name="Таблица1.A3" office:value-type="string">
            <text:p text:style-name="P19">7</text:p>
          </table:table-cell>
          <table:table-cell table:style-name="Таблица1.A3" office:value-type="string">
            <text:p text:style-name="P77">Побудова зображення з графічних примітивів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4</text:p>
          </table:table-cell>
          <table:table-cell table:style-name="Таблица1.A3" office:value-type="string">
            <text:p text:style-name="P19">8</text:p>
          </table:table-cell>
          <table:table-cell table:style-name="Таблица1.A3" office:value-type="string">
            <text:p text:style-name="P78">Операції над об’єктами та групами об’єктів. Багатошарові зображення, розміщення об’єктів у шарах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5</text:p>
          </table:table-cell>
          <table:table-cell table:style-name="Таблица1.A3" office:value-type="string">
            <text:p text:style-name="P19">9</text:p>
          </table:table-cell>
          <table:table-cell table:style-name="Таблица1.A3" office:value-type="string">
            <text:p text:style-name="P78">Додавання тексту до графічних зображень та його форматува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6</text:p>
          </table:table-cell>
          <table:table-cell table:style-name="Таблица1.A3" office:value-type="string">
            <text:p text:style-name="P19">1<text:span text:style-name="T67">0</text:span></text:p>
          </table:table-cell>
          <table:table-cell table:style-name="Таблица1.A3" office:value-type="string">
            <text:p text:style-name="P38"><text:span text:style-name="T27">Узагальнення з теми </text:span><text:span text:style-name="T36">Комп'ютерна графіка.</text:span></text:p>
            <text:p text:style-name="P39"/>
            <text:p text:style-name="P39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2" table:number-columns-spanned="7" office:value-type="string">
            <text:p text:style-name="P57"><text:span text:style-name="T23">Тема </text:span><text:span text:style-name="T24">3</text:span><text:span text:style-name="T23">. </text:span><text:span text:style-name="T20"><text:s/></text:span><text:span text:style-name="T22">Комп'ютерні презентації</text:span><text:span text:style-name="T20"> </text:span><text:span text:style-name="T21">(</text:span><text:span text:style-name="T22">9</text:span><text:span text:style-name="T21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5">27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80">Програмне забезпечення для створення й відтворення комп’ютерних презентацій.</text:p>
          </table:table-cell>
          <table:table-cell table:style-name="Таблица1.D20" table:number-rows-spanned="9" office:value-type="string">
            <text:p text:style-name="P51"><text:span text:style-name="T32">Учень/учениця</text:span></text:p>
            <text:p text:style-name="P59"><text:span text:style-name="T32">Знаннєва складова</text:span></text:p>
            <text:p text:style-name="P75"><text:span text:style-name="T1">Називає</text:span> апаратне й програмне забезпечення, необхідне для створення й перегляду комп’ютерних презентацій.</text:p>
            <text:p text:style-name="P75"><text:span text:style-name="T1">Наводить приклади</text:span> об’єктів презентації, їх властивостей і типів слайдів.</text:p>
            <text:p text:style-name="P75">Називає етапи створення презентації і правила компонування її об’єктів.</text:p>
            <text:p text:style-name="P75"><text:span text:style-name="T1">Знає</text:span> принципи естетичного оформлення <text:soft-page-break/>слайдів</text:p>
            <text:p text:style-name="P55"><text:span text:style-name="T32">Діяльнісна складова</text:span></text:p>
            <text:p text:style-name="P75"><text:span text:style-name="T1">Створює</text:span> презентацію та налаштовує її показ.</text:p>
            <text:p text:style-name="P75"><text:span text:style-name="T1">Використовує</text:span> гіперпосилання, ефекти зміни слайдів та анімації.</text:p>
            <text:p text:style-name="P75"><text:span text:style-name="T1">Планує </text:span>представлення презентації та виступає з нею перед аудиторією</text:p>
            <text:p text:style-name="P55"><text:span text:style-name="T32">Ціннісна складова</text:span></text:p>
            <text:p text:style-name="P75"><text:span text:style-name="T1">Обґрунтовує</text:span> доцільність використання презентацій у своїй навчальній діяльності та повсякденному житті.</text:p>
            <text:p text:style-name="P85">Оцінює якість презентації та дотримання вимог до її оформлення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8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81"><text:span text:style-name="T39">Етапи створення презентації та вимоги до її оформлення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29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81"><text:span text:style-name="T41">Об’єкти презентації та засоби керування її демонстрацією. Типи слайдів. </text:span><text:span text:style-name="T4">Практична робота №</text:span><text:span text:style-name="T12">8</text:span><text:span text:style-name="T4">. </text:span><text:span text:style-name="T14">С</text:span><text:span text:style-name="T45">творення слайдової презентації</text:span><text:span text:style-name="T39">. </text:span>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0</text:p>
          </table:table-cell>
          <table:table-cell table:style-name="Таблица1.A3" office:value-type="string">
            <text:p text:style-name="P15">4</text:p>
          </table:table-cell>
          <table:table-cell table:style-name="Таблица1.A3" office:value-type="string">
            <text:p text:style-name="P81">Налаштування показу презентацій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1</text:p>
          </table:table-cell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71"><text:span text:style-name="T2">Практична робота №</text:span><text:span text:style-name="T13">9</text:span><text:span text:style-name="T2">. </text:span>Ефекти анімації, рух об’єктів в презентаціях. 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2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71">Ефекти зміни слайдів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3</text:p>
          </table:table-cell>
          <table:table-cell table:style-name="Таблица1.A3" office:value-type="string">
            <text:p text:style-name="P15">7</text:p>
          </table:table-cell>
          <table:table-cell table:style-name="Таблица1.A3" office:value-type="string">
            <text:p text:style-name="P82"><text:span text:style-name="T4">Практична робота №</text:span><text:span text:style-name="T13">10</text:span><text:span text:style-name="T4">. </text:span><text:span text:style-name="T14">С</text:span><text:span text:style-name="T45">творення слайдової презентації </text:span><text:span text:style-name="T46">з анімацією</text:span><text:span text:style-name="T39">. </text:span>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4</text:p>
          </table:table-cell>
          <table:table-cell table:style-name="Таблица1.A3" office:value-type="string">
            <text:p text:style-name="P17">8</text:p>
          </table:table-cell>
          <table:table-cell table:style-name="Таблица1.A3" office:value-type="string">
            <text:p text:style-name="P83"><text:span text:style-name="T40">Планування представлення презентації та виступ перед аудиторією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5">35</text:p>
          </table:table-cell>
          <table:table-cell table:style-name="Таблица1.A3" office:value-type="string">
            <text:p text:style-name="P17">9</text:p>
          </table:table-cell>
          <table:table-cell table:style-name="Таблица1.A3" office:value-type="string">
            <text:p text:style-name="P84">Узагальнення з теми Алгоритми та програми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</table:table>
      <text:p text:style-name="Standard"/>
      <text:p text:style-name="P12"/>
      <text:p text:style-name="Standard"/>
      <text:p text:style-name="P1"/>
      <text:p text:style-name="P1">Розклад годин по чвертям</text:p>
      <text:p text:style-name="P2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2">Клас</text:p>
          </table:table-cell>
          <table:table-cell table:style-name="Таблица2.A1" office:value-type="string">
            <text:p text:style-name="P22">Годин на тиждень</text:p>
          </table:table-cell>
          <table:table-cell table:style-name="Таблица2.A1" office:value-type="string">
            <text:p text:style-name="P22">Разом за програмою</text:p>
          </table:table-cell>
          <table:table-cell table:style-name="Таблица2.A1" office:value-type="string">
            <text:p text:style-name="P22">І ч.</text:p>
          </table:table-cell>
          <table:table-cell table:style-name="Таблица2.A1" office:value-type="string">
            <text:p text:style-name="P24"><text:span text:style-name="Основной_20_шрифт_20_абзаца"><text:span text:style-name="T47">II </text:span></text:span><text:span text:style-name="Основной_20_шрифт_20_абзаца"><text:span text:style-name="T48">2 ч.</text:span></text:span></text:p>
          </table:table-cell>
          <table:table-cell table:style-name="Таблица2.A1" office:value-type="string">
            <text:p text:style-name="P24"><text:span text:style-name="Основной_20_шрифт_20_абзаца"><text:span text:style-name="T47">III</text:span></text:span><text:span text:style-name="Основной_20_шрифт_20_абзаца"><text:span text:style-name="T48"> ч.</text:span></text:span></text:p>
          </table:table-cell>
          <table:table-cell table:style-name="Таблица2.G1" office:value-type="string">
            <text:p text:style-name="P24"><text:span text:style-name="Основной_20_шрифт_20_абзаца"><text:span text:style-name="T47">IV</text:span></text:span><text:span text:style-name="Основной_20_шрифт_20_абзаца"><text:span text:style-name="T48"> ч.</text:span></text:span></text:p>
          </table:table-cell>
        </table:table-row>
        <table:table-row>
          <table:table-cell table:style-name="Таблица2.A2" office:value-type="string">
            <text:p text:style-name="P23"><text:span text:style-name="T74">6</text:span>-А</text:p>
          </table:table-cell>
          <table:table-cell table:style-name="Таблица2.A2" office:value-type="string">
            <text:p text:style-name="P24">1</text:p>
          </table:table-cell>
          <table:table-cell table:style-name="Таблица2.A2" office:value-type="string">
            <text:p text:style-name="P24">3<text:span text:style-name="T57">4</text:span></text:p>
          </table:table-cell>
          <table:table-cell table:style-name="Таблица2.A2" office:value-type="string">
            <text:p text:style-name="P25">8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4">1<text:span text:style-name="T58">0</text:span></text:p>
          </table:table-cell>
          <table:table-cell table:style-name="Таблица2.G2" office:value-type="string">
            <text:p text:style-name="P24">8</text:p>
          </table:table-cell>
        </table:table-row>
        <table:table-row>
          <table:table-cell table:style-name="Таблица2.A2" office:value-type="string">
            <text:p text:style-name="P23"><text:span text:style-name="T74">6</text:span>-Б</text:p>
          </table:table-cell>
          <table:table-cell table:style-name="Таблица2.A2" office:value-type="string">
            <text:p text:style-name="P24">1</text:p>
          </table:table-cell>
          <table:table-cell table:style-name="Таблица2.A2" office:value-type="string">
            <text:p text:style-name="P24">3<text:span text:style-name="T68">4</text:span></text:p>
          </table:table-cell>
          <table:table-cell table:style-name="Таблица2.A2" office:value-type="string">
            <text:p text:style-name="P25">8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4">1<text:span text:style-name="T68">0</text:span></text:p>
          </table:table-cell>
          <table:table-cell table:style-name="Таблица2.G2" office:value-type="string">
            <text:p text:style-name="P24">8</text:p>
          </table:table-cell>
        </table:table-row>
        <table:table-row>
          <table:table-cell table:style-name="Таблица2.A2" office:value-type="string">
            <text:p text:style-name="P23"><text:span text:style-name="T74">6</text:span>-<text:span text:style-name="T74">Г</text:span></text:p>
          </table:table-cell>
          <table:table-cell table:style-name="Таблица2.A2" office:value-type="string">
            <text:p text:style-name="P24">1</text:p>
          </table:table-cell>
          <table:table-cell table:style-name="Таблица2.A2" office:value-type="string">
            <text:p text:style-name="P24">3<text:span text:style-name="T57">4</text:span></text:p>
          </table:table-cell>
          <table:table-cell table:style-name="Таблица2.A2" office:value-type="string">
            <text:p text:style-name="P25">8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4">1<text:span text:style-name="T58">0</text:span></text:p>
          </table:table-cell>
          <table:table-cell table:style-name="Таблица2.G2" office:value-type="string">
            <text:p text:style-name="P24">8</text:p>
          </table:table-cell>
        </table:table-row>
      </table:table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4">Граф<text:span text:style-name="Основной_20_шрифт_20_абзаца"><text:span text:style-name="T48">ік контрольних та практичних робіт </text:span></text:span><text:span text:style-name="Основной_20_шрифт_20_абзаца"><text:span text:style-name="T56">6</text:span></text:span><text:span text:style-name="Основной_20_шрифт_20_абзаца"><text:span text:style-name="T48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2">Тип роботи</text:p>
          </table:table-cell>
          <table:table-cell table:style-name="Таблица3.A2" office:value-type="string">
            <text:p text:style-name="P23"><text:span text:style-name="T74">6</text:span>-А</text:p>
          </table:table-cell>
          <table:table-cell table:style-name="Таблица3.A2" office:value-type="string">
            <text:p text:style-name="P69"><text:span text:style-name="T74">6</text:span>-Б</text:p>
          </table:table-cell>
          <table:table-cell table:style-name="Таблица3.D2" office:value-type="string">
            <text:p text:style-name="P69"><text:span text:style-name="T74">6</text:span>-<text:span text:style-name="T74">Г</text:span></text:p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48">Практична робота №</text:span></text:span><text:span text:style-name="Основной_20_шрифт_20_абзаца"><text:span text:style-name="T50">1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48">Практична робота №</text:span></text:span><text:span text:style-name="Основной_20_шрифт_20_абзаца"><text:span text:style-name="T50">2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48">Узагальнення №</text:span></text:span><text:span text:style-name="Основной_20_шрифт_20_абзаца"><text:span text:style-name="T50">1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1">Практична робота №</text:span></text:span><text:span text:style-name="Основной_20_шрифт_20_абзаца"><text:span text:style-name="T50">3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2">Узагальнення №2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1">Практична робота №</text:span></text:span><text:span text:style-name="Основной_20_шрифт_20_абзаца"><text:span text:style-name="T55">4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1">Практична робота №</text:span></text:span><text:span text:style-name="Основной_20_шрифт_20_абзаца"><text:span text:style-name="T55">5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3">Узагальнення №</text:span></text:span><text:span text:style-name="Основной_20_шрифт_20_абзаца"><text:span text:style-name="T54">3</text:span></text:span></text:p>
          </table:table-cell>
          <table:table-cell table:style-name="Таблица3.A2" office:value-type="string">
            <text:p text:style-name="P21"/>
          </table:table-cell>
          <table:table-cell table:style-name="Таблица3.A2" office:value-type="string">
            <text:p text:style-name="P21"/>
          </table:table-cell>
          <table:table-cell table:style-name="Таблица3.D2" office:value-type="string">
            <text:p text:style-name="P21"/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><text:soft-page-break/></text:p>
      <text:p text:style-name="P5">ПОГОДЖЕНО<text:tab/><text:tab/><text:tab/><text:tab/><text:tab/><text:tab/><text:tab/><text:tab/><text:tab/><text:tab/><text:tab/><text:tab/><text:tab/><text:tab/><text:tab/><text:tab/><text:tab/>ЗАТВЕРДЖЕНО</text:p>
      <text:p text:style-name="P5"><text:span text:style-name="T59">Заступник</text:span> директора _________ М.В. Савіна<text:tab/><text:tab/><text:tab/><text:tab/><text:tab/><text:tab/><text:tab/><text:tab/><text:span text:style-name="T59">Д</text:span>иректор <text:span text:style-name="T59">школи</text:span> ____________ Л.М. Воробйов</text:p>
      <text:p text:style-name="P5">____________ 201<text:span text:style-name="T75">8</text:span> р.<text:tab/><text:tab/><text:tab/><text:tab/><text:tab/><text:tab/><text:tab/><text:tab/><text:tab/><text:tab/><text:tab/><text:tab/><text:tab/><text:tab/><text:tab/>_____________ 201<text:span text:style-name="T75">8</text:span> р.</text:p>
      <text:p text:style-name="P5">____________ 201<text:span text:style-name="T75">9</text:span> р.<text:tab/><text:tab/><text:tab/><text:tab/><text:tab/><text:tab/><text:tab/><text:tab/><text:tab/><text:tab/><text:tab/><text:tab/><text:tab/><text:tab/><text:tab/>_____________ 201<text:span text:style-name="T75">9</text:span> р.</text:p>
      <text:p text:style-name="P9"/>
      <text:p text:style-name="P9"/>
      <text:p text:style-name="P9"/>
      <text:p text:style-name="P9"/>
      <text:p text:style-name="P9"/>
      <text:p text:style-name="P7">Календарно-тематичне планування</text:p>
      <text:p text:style-name="P7">з <text:span text:style-name="T63">і</text:span>нформатики для <text:span text:style-name="T75">6 </text:span>класів</text:p>
      <text:p text:style-name="P7"><text:span text:style-name="T59">в</text:span>читель Трубіцина А.Л.</text:p>
      <text:p text:style-name="P7">201<text:span text:style-name="T75">8</text:span>-201<text:span text:style-name="T75">9</text:span> н.р.</text:p>
      <text:p text:style-name="P8"/>
      <text:p text:style-name="P8"/>
      <text:p text:style-name="P8"/>
      <text:p text:style-name="P4">Джерело: Програма для загальноосвітніх навчальних закладів.</text:p>
      <text:p text:style-name="P4">Інформатика навчальна програма для учнів <text:span text:style-name="T75">6 </text:span>класу</text:p>
      <text:p text:style-name="P4">загальноосвітніх навчальних закладів <text:span text:style-name="T60">затверджена Міністерством освіти і науки України</text:span></text:p>
      <text:p text:style-name="P6">(Наказ МОН від <text:span text:style-name="T61">07.06.2017 №804</text:span>)</text:p>
      <text:p text:style-name="P6"/>
      <text:p text:style-name="P6"/>
      <text:p text:style-name="P6"/>
      <text:p text:style-name="P6"/>
      <text:p text:style-name="P6"/>
      <text:p text:style-name="P9"/>
      <text:p text:style-name="P11"><text:span text:style-name="T28"><text:tab/><text:tab/></text:span><text:span text:style-name="T30">Погоджено на засіданні </text:span><text:span text:style-name="T31">Ш</text:span><text:span text:style-name="T30">МО</text:span></text:p>
      <text:p text:style-name="P3"><text:tab/><text:tab/>протокол № _____ від ___________ р.</text:p>
      <text:p text:style-name="P3"><text:tab/><text:tab/>кер. <text:span text:style-name="T62">Ш</text:span>МО _________________ В.В. Маляренко </text:p>
      <text:p text:style-name="P3"/>
      <text:p text:style-name="Standard"/>
      <text:p text:style-name="Standard"/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17:36.038457788</dc:date>
    <meta:editing-duration>PT1H2M14S</meta:editing-duration>
    <meta:editing-cycles>30</meta:editing-cycles>
    <meta:generator>LibreOffice/6.1.1.2$Linux_X86_64 LibreOffice_project/10$Build-2</meta:generator>
    <meta:document-statistic meta:table-count="3" meta:image-count="0" meta:object-count="0" meta:page-count="5" meta:paragraph-count="214" meta:word-count="787" meta:character-count="5653" meta:non-whitespace-character-count="5015"/>
  </office:meta>
</office:document-meta>
</file>